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26])" office:value-type="float" office:value="2.13858612" calcext:value-type="float">
            <text:p>2.14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75" calcext:value-type="float">
              <text:p>3.75</text:p>
            </table:table-cell>
            <table:table-cell table:style-name="ce25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2.6664" calcext:value-type="float">
              <text:p>2.67</text:p>
            </table:table-cell>
            <table:table-cell table:style-name="ce25" table:formula="of:=[.F56]*[.E56]" office:value-type="float" office:value="0.88871112" calcext:value-type="float">
              <text:p>0.89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8:47:04.193648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9:01:23.317279456</dc:date>
    <meta:print-date>2005-07-25T11:10:23</meta:print-date>
    <dc:language>en-US</dc:language>
    <meta:editing-cycles>162</meta:editing-cycles>
    <meta:editing-duration>PT7H43M18S</meta:editing-duration>
    <dc:creator>sarroutbi </dc:creator>
    <meta:document-statistic meta:table-count="2" meta:cell-count="247" meta:object-count="0"/>
    <meta:user-defined meta:name="Info 1"/>
    <meta:user-defined meta:name="Info 2"/>
    <meta:user-defined meta:name="Info 3"/>
    <meta:user-defined meta:name="Info 4"/>
  </office:meta>
</office:document-meta>
</file>